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e60120"/>
    </style:style>
    <style:style style:name="P6" style:family="paragraph" style:parent-style-name="Text_20_body">
      <style:text-properties officeooo:rsid="009b6d1b" officeooo:paragraph-rsid="009b6d1b"/>
    </style:style>
    <style:style style:name="P7" style:family="paragraph" style:parent-style-name="Code">
      <style:text-properties officeooo:paragraph-rsid="00a24a45"/>
    </style:style>
    <style:style style:name="P8" style:family="paragraph" style:parent-style-name="Code">
      <style:text-properties officeooo:paragraph-rsid="00a61eea"/>
    </style:style>
    <style:style style:name="P9" style:family="paragraph" style:parent-style-name="Text_20_body">
      <style:text-properties officeooo:rsid="00d64f38" officeooo:paragraph-rsid="00d64f38"/>
    </style:style>
    <style:style style:name="P10" style:family="paragraph" style:parent-style-name="Code">
      <style:text-properties officeooo:paragraph-rsid="00d64f38"/>
    </style:style>
    <style:style style:name="P11" style:family="paragraph" style:parent-style-name="Text_20_body">
      <style:text-properties officeooo:rsid="00d90357" officeooo:paragraph-rsid="00d90357"/>
    </style:style>
    <style:style style:name="P12" style:family="paragraph" style:parent-style-name="Text_20_body">
      <style:text-properties officeooo:rsid="009998e8" officeooo:paragraph-rsid="009b6d1b"/>
    </style:style>
    <style:style style:name="P13" style:family="paragraph" style:parent-style-name="Code">
      <style:text-properties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7">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5">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3">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3">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3">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3">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3">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3">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3">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3">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3">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3">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3">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3">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3">
      <style:text-properties officeooo:rsid="00686851" officeooo:paragraph-rsid="00686851"/>
    </style:style>
    <style:style style:name="P103" style:family="paragraph" style:parent-style-name="Heading_20_4">
      <style:text-properties officeooo:paragraph-rsid="00686851"/>
    </style:style>
    <style:style style:name="P104" style:family="paragraph" style:parent-style-name="Heading_20_5">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3">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3">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3">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3">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3">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3">
      <style:text-properties officeooo:rsid="007a67cf" officeooo:paragraph-rsid="007a67cf"/>
    </style:style>
    <style:style style:name="P143" style:family="paragraph" style:parent-style-name="Heading_20_4">
      <style:text-properties officeooo:paragraph-rsid="007b6ece"/>
    </style:style>
    <style:style style:name="P144" style:family="paragraph" style:parent-style-name="Heading_20_4">
      <style:text-properties officeooo:paragraph-rsid="007a67cf"/>
    </style:style>
    <style:style style:name="P145" style:family="paragraph" style:parent-style-name="Code">
      <style:text-properties officeooo:paragraph-rsid="007dc9b8"/>
    </style:style>
    <style:style style:name="P146" style:family="paragraph" style:parent-style-name="Heading_20_4">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3">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3">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3">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3">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3">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3">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3">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3">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3">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3">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3">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3">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3">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3">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3">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3">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3">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3">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3">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1">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1">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1">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1">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1">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1">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2">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1">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1">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1">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1">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1">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officeooo:rsid="009e3755"/>
    </style:style>
    <style:style style:name="T11" style:family="text">
      <style:text-properties officeooo:rsid="002c24db"/>
    </style:style>
    <style:style style:name="T12" style:family="text">
      <style:text-properties officeooo:rsid="0033934f"/>
    </style:style>
    <style:style style:name="T13" style:family="text">
      <style:text-properties style:text-position="super 58%"/>
    </style:style>
    <style:style style:name="T14" style:family="text">
      <style:text-properties officeooo:rsid="0032bd23"/>
    </style:style>
    <style:style style:name="T15" style:family="text">
      <style:text-properties fo:color="#098658" loext:opacity="100%"/>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4">│   ├── controllers</text:p>
      <text:p text:style-name="P4">│   ├── helpers</text:p>
      <text:p text:style-name="P4">│   │   └── database</text:p>
      <text:p text:style-name="P4">│   ├── images</text:p>
      <text:p text:style-name="P4">│   ├── js</text:p>
      <text:p text:style-name="P4">│   │   ├── admin</text:p>
      <text:p text:style-name="P4">│   │   ├── alerts</text:p>
      <text:p text:style-name="P5">│   <text:s text:c="4"/>├── …</text:p>
      <text:p text:style-name="P4">│   └── views</text:p>
      <text:p text:style-name="P4">│   <text:s text:c="4"/>├── admin</text:p>
      <text:p text:style-name="P4">│   <text:s text:c="4"/>├── alerts</text:p>
      <text:p text:style-name="P4">│   <text:s text:c="4"/>├── common</text:p>
      <text:p text:style-name="P5">│   <text:s text:c="4"/>└── …</text:p>
      <text:p text:style-name="P6">Les contrôleurs héritent de</text:p>
      <text:p text:style-name="P7"><text:span text:style-name="T6">abstract</text:span> <text:span text:style-name="T6">class</text:span> BaseController</text:p>
      <text:p text:style-name="P7">{</text:p>
      <text:p text:style-name="P7"><text:span text:style-name="T6">protected</text:span> PDO $pdo;</text:p>
      <text:p text:style-name="P7"><text:span text:style-name="T6">protected</text:span> $fluent;</text:p>
      <text:p text:style-name="P7"><text:span text:style-name="T6">protected</text:span> Engine $flight;</text:p>
      <text:p text:style-name="P7"><text:span text:style-name="T6">protected</text:span> $latte;</text:p>
      <text:p text:style-name="P7"><text:span text:style-name="T6">protected</text:span> Application $application;</text:p>
      <text:p text:style-name="P7"><text:span text:style-name="T6">protected</text:span> Params $params;</text:p>
      <text:p text:style-name="P7"><text:span text:style-name="T6">protected</text:span> $authorizations;</text:p>
      <text:p text:style-name="P7"/>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9">Exemple de contrôleur :</text:p>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oft-page-break/><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Code">}</text:p>
      <text:p text:style-name="Code">}</text:p>
      <text:p text:style-name="Code">}</text:p>
      <text:p text:style-name="P9">Exemple de vue :</text:p>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p text:style-name="P11">Et la route :</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11"/>
      <text:p text:style-name="P12">Avec ce<text:span text:style-name="T2">s</text:span> table<text:span text:style-name="T2">s</text:span> :</text:p>
      <text:p text:style-name="P13">CREATE TABLE "Person" (</text:p>
      <text:p text:style-name="P13"><text:tab/>"EGER NOT NULL DEFAULT 0,</text:p>
      <text:p text:style-name="P13"><text:tab/>"In</text:p>
      <text:p text:style-name="P13">);</text:p>
      <text:p text:style-name="P12">On veut </text:p>
      <text:h text:style-name="Heading_20_2" text:outline-level="2">Ancien<text:span text:style-name="T10">s</text:span></text:h>
      <text:h text:style-name="Heading_20_3" text:outline-level="3">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text:soft-page-break/>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7"><text:span text:style-name="T11">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7" text:outline-level="7">Proposer le premier test</text:h>
      <text:p text:style-name="P22"><text:span text:style-name="T12">Après avoir proposé de devenir bêta-testeur, et p</text:span>our faire suite <text:span text:style-name="T12">au message de remerciement adresser aux volontaires</text:span>, j’aimerais faire un nouveau courriel amical et humoristique pour inviter les bêta-testeurs à faire leur 1<text:span text:style-name="T13">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3">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4">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6" text:outline-level="6">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5">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5">1</text:span>, $filters = []) {</text:p>
      <text:p text:style-name="P29">$skip = ($currentPage - <text:span text:style-name="T15">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lt;th&gt;Screen&lt;/th&gt;</text:p>
      <text:p text:style-name="P30">&lt;th&gt;Client Type&lt;/th&gt;</text:p>
      <text:p text:style-name="P30">&lt;th&gt;URI&lt;/th&gt;</text:p>
      <text:p text:style-name="P30"><text:soft-page-break/>&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5">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5">1</text:span>) . <text:span text:style-name="T7">'" class="'</text:span> . ($currentPage == <text:span text:style-name="T15">1</text:span> ? <text:span text:style-name="T7">'disabled'</text:span> : <text:span text:style-name="T7">''</text:span>) . <text:span text:style-name="T7">'"&gt;←&lt;/a&gt;'</text:span>;</text:p>
      <text:p text:style-name="P31">// Page numbers</text:p>
      <text:p text:style-name="P29"><text:span text:style-name="T6">for</text:span> ($i = max(<text:span text:style-name="T15">1</text:span>, $currentPage - <text:span text:style-name="T15">2</text:span>); $i &lt;= min($totalPages, $currentPage + <text:span text:style-name="T15">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5">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pan text:style-name="T6">class</text:span> ErrorLogViewer {</text:p>
      <text:p text:style-name="P29"><text:span text:style-name="T6">private</text:span> $filename = ERROR_FILE;</text:p>
      <text:p text:style-name="P29"><text:span text:style-name="T6">private</text:span> $errorsPerPage = <text:span text:style-name="T15">10</text:span>;</text:p>
      <text:p text:style-name="P29"><text:soft-page-break/><text:span text:style-name="T6">private</text:span> $currentPage = <text:span text:style-name="T15">1</text:span>;</text:p>
      <text:p text:style-name="P29"><text:span text:style-name="T6">private</text:span> $totalErrors = <text:span text:style-name="T15">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5">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5">1</text:span>],</text:p>
      <text:p text:style-name="P29"><text:span text:style-name="T7">'message'</text:span> =&gt; $match[<text:span text:style-name="T15">2</text:span>],</text:p>
      <text:p text:style-name="P29"><text:span text:style-name="T7">'file'</text:span> =&gt; str_replace(<text:span text:style-name="T7">'/var/www/sdb/b/2/cihy21/'</text:span>, <text:span text:style-name="T7">''</text:span>, $match[<text:span text:style-name="T15">3</text:span>]),</text:p>
      <text:p text:style-name="P29"><text:span text:style-name="T7">'line'</text:span> =&gt; $match[<text:span text:style-name="T15">4</text:span>],</text:p>
      <text:p text:style-name="P29"><text:span text:style-name="T7">'stack_trace'</text:span> =&gt; $match[<text:span text:style-name="T15">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5">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5">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5">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pan text:style-name="T8">&lt;!DOCTYPE</text:span> <text:span text:style-name="T9">html</text:span><text:span text:style-name="T8">&gt;</text:span></text:p>
      <text:p text:style-name="P34">&lt;html&gt;</text:p>
      <text:p text:style-name="P34">&lt;head&gt;</text:p>
      <text:p text:style-name="P29"><text:soft-page-break/><text:span text:style-name="T8">&lt;title&gt;</text:span>Error Log Viewer<text:span text:style-name="T8">&lt;/title&gt;</text:span></text:p>
      <text:p text:style-name="P34">&lt;style&gt;</text:p>
      <text:p text:style-name="P29"><text:span text:style-name="T8">table</text:span> { <text:span text:style-name="T9">width</text:span>: <text:span text:style-name="T15">100%</text:span>; <text:span text:style-name="T9">border-collapse</text:span>: <text:span text:style-name="T17">collapse</text:span>; <text:span text:style-name="T9">margin</text:span>: <text:span text:style-name="T15">20px</text:span> <text:span text:style-name="T15">0</text:span>; }</text:p>
      <text:p text:style-name="P29"><text:span text:style-name="T8">th</text:span>, <text:span text:style-name="T8">td</text:span> { <text:span text:style-name="T9">padding</text:span>: <text:span text:style-name="T15">8px</text:span>; <text:span text:style-name="T9">border</text:span>: <text:span text:style-name="T15">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5">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5">5px</text:span>;</text:p>
      <text:p text:style-name="P29"><text:span text:style-name="T9">position</text:span>: <text:span text:style-name="T17">absolute</text:span>;</text:p>
      <text:p text:style-name="P29"><text:span text:style-name="T9">z-index</text:span>: <text:span text:style-name="T15">1</text:span>;</text:p>
      <text:p text:style-name="P29"><text:span text:style-name="T9">bottom</text:span>: <text:span text:style-name="T15">125%</text:span>;</text:p>
      <text:p text:style-name="P29"><text:span text:style-name="T9">left</text:span>: <text:span text:style-name="T15">50%</text:span>;</text:p>
      <text:p text:style-name="P29"><text:span text:style-name="T9">margin-left</text:span>: <text:span text:style-name="T15">-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5">20px</text:span> <text:span text:style-name="T15">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5">5px</text:span> <text:span text:style-name="T15">10px</text:span>;</text:p>
      <text:p text:style-name="P29"><text:span text:style-name="T9">margin</text:span>: <text:span text:style-name="T15">0</text:span> <text:span text:style-name="T15">5px</text:span>;</text:p>
      <text:p text:style-name="P29"><text:span text:style-name="T9">text-decoration</text:span>: <text:span text:style-name="T17">none</text:span>;</text:p>
      <text:p text:style-name="P29"><text:span text:style-name="T9">border</text:span>: <text:span text:style-name="T15">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5">10px</text:span>; </text:p>
      <text:p text:style-name="P29"><text:span text:style-name="T9">margin</text:span>: <text:span text:style-name="T15">10px</text:span> <text:span text:style-name="T15">0</text:span>; </text:p>
      <text:p text:style-name="P29"><text:span text:style-name="T9">background-color</text:span>: <text:span text:style-name="T17">#dff0d8</text:span>; </text:p>
      <text:p text:style-name="P29"><text:span text:style-name="T9">border</text:span>: <text:span text:style-name="T15">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5">1</text:span>, <text:span text:style-name="T6">$this</text:span>-&gt;currentPage - <text:span text:style-name="T15">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5">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text:soft-page-break/>&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5">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5">10</text:span>;</text:p>
      <text:p text:style-name="P29"><text:span text:style-name="T6">protected</text:span> $currentPage = <text:span text:style-name="T15">1</text:span>;</text:p>
      <text:p text:style-name="P29"><text:span text:style-name="T6">protected</text:span> $totalPages = <text:span text:style-name="T15">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5">1</text:span>, $filters = []) {</text:p>
      <text:p text:style-name="P29"><text:span text:style-name="T6">$this</text:span>-&gt;currentPage = max(<text:span text:style-name="T15">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pan text:style-name="T6">return</text:span> (<text:span text:style-name="T6">$this</text:span>-&gt;currentPage - <text:span text:style-name="T15">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oft-page-break/><text:span text:style-name="T6">return</text:span> max(<text:span text:style-name="T15">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5">1</text:span> ? <text:span text:style-name="T7">'disabled'</text:span> : <text:span text:style-name="T7">''</text:span>,</text:p>
      <text:p text:style-name="P29">$buildUrl(<text:span text:style-name="T15">1</text:span>)</text:p>
      <text:p text:style-name="P29">);</text:p>
      <text:p text:style-name="P29"><text:span text:style-name="T6">for</text:span> ($i = max(<text:span text:style-name="T15">1</text:span>, <text:span text:style-name="T6">$this</text:span>-&gt;currentPage - <text:span text:style-name="T15">2</text:span>); $i &lt;= min(<text:span text:style-name="T6">$this</text:span>-&gt;totalPages, <text:span text:style-name="T6">$this</text:span>-&gt;currentPage + <text:span text:style-name="T15">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5">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oft-page-break/><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5">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text:soft-page-break/></text:p>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4" text:outline-level="4"><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text:soft-page-break/>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3">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3">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text:soft-page-break/>$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5">0</text:span>; i &lt; <text:span text:style-name="T15">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3" text:outline-level="3">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3" text:outline-level="3">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3" text:outline-level="3">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3" text:outline-level="3">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text:soft-page-break/>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3">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oft-page-break/><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oft-page-break/><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3">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3">Import persons</text:h>
      <text:p text:style-name="P77">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3">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text:soft-page-break/>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3">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3">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3">latte – GroupAutorization</text:h>
      <text:p text:style-name="P90">Ce contrôleur permet CRUD sur la table « Group »</text:p>
      <text:p text:style-name="Code">&lt;?php</text:p>
      <text:p text:style-name="Code"><text:span text:style-name="T6">namespace</text:span> controllers;</text:p>
      <text:p text:style-name="Code"/>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5">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5">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soft-page-break/>}</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91" text:outline-level="3">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text:soft-page-break/>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3">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text:soft-page-break/>&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3">Formulaire modal avec latte <text:span text:style-name="T39">et Bootstrap</text:span></text:h>
      <text:h text:style-name="Heading_20_4" text:outline-level="4">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oft-page-break/>{<text:span text:style-name="T6">block </text:span>scripts}{<text:span text:style-name="T6">/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5" text:outline-level="5">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oft-page-break/><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3">Comment fonctionne le routage</text:h>
      <text:h text:style-name="Heading_20_4" text:outline-level="4">Sans routage</text:h>
      <text:h text:style-name="Heading_20_5" text:outline-level="5"><text:span text:style-name="T41">i</text:span>ndex.php</text:h>
      <text:p text:style-name="Code">&lt;?php</text:p>
      <text:p text:style-name="Code"><text:span text:style-name="T28">echo </text:span><text:span text:style-name="T34">"in /index.php\n"</text:span><text:span text:style-name="T28">;</text:span></text:p>
      <text:h text:style-name="Heading_20_5" text:outline-level="5">toto.php</text:h>
      <text:p text:style-name="Code">&lt;?php</text:p>
      <text:p text:style-name="Code"><text:span text:style-name="T28">echo </text:span><text:span text:style-name="T34">"in /toto.php\n"</text:span><text:span text:style-name="T28">;</text:span></text:p>
      <text:h text:style-name="Heading_20_5" text:outline-level="5">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4"><text:span text:style-name="T41">Avec</text:span> routage</text:h>
      <text:h text:style-name="P104" text:outline-level="5"><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5">toto.php</text:h>
      <text:p text:style-name="P105">&lt;?php</text:p>
      <text:p text:style-name="P105"><text:span text:style-name="T28">echo </text:span><text:span text:style-name="T34">"in /toto.php\n"</text:span><text:span text:style-name="T28">;</text:span></text:p>
      <text:h text:style-name="P104" text:outline-level="5">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text:soft-page-break/><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3">Problème de routage</text:h>
      <text:h text:style-name="Heading_20_4" text:outline-level="4">Le fichier index.php</text:h>
      <text:p text:style-name="Code">&lt;?php</text:p>
      <text:p text:style-name="Code"><text:span text:style-name="T6">require_once</text:span> <text:span text:style-name="T7">'vendor/autoload.php'</text:span>;</text:p>
      <text:p text:style-name="Code"/>
      <text:p text:style-name="Code"><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oft-page-break/><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text:soft-page-break/></text:p>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3">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text:soft-page-break/>│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3">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3">Interface</text:h>
      <text:p text:style-name="P116"><text:span text:style-name="T3">Dans une web app qui utilise</text:span> php/bootstrap/flight/latte/<text:span text:style-name="T3">sqlite, nous avons cette structure :</text:span></text:p>
      <text:p text:style-name="P117"><text:soft-page-break/>├──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3">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4" text:outline-level="4"><text:soft-page-break/>Propositon ChatGPT</text:h>
      <text:h text:style-name="P132" text:outline-level="3">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4">Les pratiques numériques de BNW</text:h>
      <text:p text:style-name="P134">Notre association de marche nordique propose de nombreux évènements : sorties, participations à des compétitions, rencontres avec d'autres clubs...</text:p>
      <text:h text:style-name="P135" text:outline-level="5">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5">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6">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6" text:is-list-header="true">Avantages</text:h>
      <text:list text:style-name="L21">
        <text:list-item>
          <text:p text:style-name="P138">Sélection des disponibilités par jour et par plage horaire (matin, après-midi, soir).</text:p>
        </text:list-item>
      </text:list>
      <text:h text:style-name="P135" text:outline-level="5" text:is-list-header="true">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6">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5" text:is-list-header="true">Intégration de la gestion des articles du club</text:h>
      <text:p text:style-name="P134">Enfin, la gestion des articles du club passera par cette application, remplaçant le CMS actuel PluXml.</text:p>
      <text:h text:style-name="P136" text:outline-level="6"><text:soft-page-break/>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5">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3">Inclusion d’inclusion avec latte</text:h>
      <text:h text:style-name="Heading_20_4" text:outline-level="4">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4">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4">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4">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oft-page-break/><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4">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3">Élément communs</text:h>
      <text:p text:style-name="P149">[</text:p>
      <text:p text:style-name="P29"><text:span text:style-name="T7">'emailReadOnly'</text:span> =&gt; $person[<text:span text:style-name="T7">'Imported'</text:span>] == <text:span text:style-name="T15">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p>
      <text:h text:style-name="P151" text:outline-level="3">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5">0</text:span>; $i &lt; <text:span text:style-name="T15">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3">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3">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oft-page-break/><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3">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5">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oft-page-break/><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3">Bêta-testeur</text:h>
      <text:p text:style-name="P171">Faire la synthèse de ces courriels. Celle-ci sera affiché dans un texte d’aide de l’application pour inciter les utilisateurs à s’inscrire au groupe bêta-testeur</text:p>
      <text:p text:style-name="P172"><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pan text:style-name="T63">   </text:span><text:span text:style-name="T48">* Synthèse des bugs détectés</text:span><text:line-break/><text:span text:style-name="T63">   </text:span><text:span text:style-name="T48">*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text:soft-page-break/>Prêt à relever le défi et à façonner une application qui vous ressemble ? Rejoignez-nous dès maintenant ! 🚀</text:p>
      <text:h text:style-name="P182" text:outline-level="3">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 <text:s text:c="2"/>└── views</text:p>
      <text:p text:style-name="P185">│ <text:s text:c="6"/>├── groups</text:p>
      <text:p text:style-name="P185">│ <text:s text:c="6"/>├── persons</text:p>
      <text:h text:style-name="P186" text:outline-level="3">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3">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text:soft-page-break/>│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3">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soft-page-break/><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p>
      <text:p text:style-name="P196">On veut <text:span text:style-name="T10">récupérer les adresses email des personnes en fonctions des critères suivants :</text:span></text:p>
      <text:list text:style-name="L26">
        <text:list-item>
          <text:p text:style-name="P197"><text:span text:style-name="T10">Une combobox affiche les groupes </text:span><text:span text:style-name="T66">de la table « Group »</text:span><text:span text:style-name="T10">. Si on choisit un </text:span><text:span text:style-name="T66">groupe</text:span><text:span text:style-name="T10">, uniquement les personnes de ce groupe sont </text:span><text:span text:style-name="T67">retenues</text:span><text:span text:style-name="T10">.</text:span></text:p>
        </text:list-item>
        <text:list-item>
          <text:p text:style-name="P198"><text:span text:style-name="T10">Une combobox affiche les types d’évènement </text:span><text:span text:style-name="T66">de la table « EventType »</text:span><text:span text:style-name="T10">. </text:span><text:span text:style-name="T67">Si on en choisit un, uniquement les personnes intéressées par ce type d’évènements sont retenues.</text:span></text:p>
        </text:list-item>
        <text:list-item>
          <text:p text:style-name="P198"><text:span text:style-name="T10">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3"><text:soft-page-break/>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8">├── app</text:p>
      <text:p text:style-name="P8">│   ├── controllers</text:p>
      <text:p text:style-name="P8">│   ├── helpers</text:p>
      <text:p text:style-name="P8">│   │   └── database</text:p>
      <text:p text:style-name="P8">│   ├── images</text:p>
      <text:p text:style-name="P8">│   └── views</text:p>
      <text:p text:style-name="P8">│   <text:s text:c="4"/>├── admin</text:p>
      <text:p text:style-name="P8">│   <text:s text:c="4"/>├── ...</text:p>
      <text:p text:style-name="P8">│   <text:s text:c="4"/>└── user</text:p>
      <text:p text:style-name="P202">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203"><text:span text:style-name="T4">Avec ce</text:span><text:span text:style-name="T2">s</text:span><text:span text:style-name="T4"> table</text:span><text:span text:style-name="T2">s</text:span><text:span text:style-name="T4"> :</text:span></text:p>
      <text:p text:style-name="P8">CREATE TABLE "PersonGroup" (</text:p>
      <text:p text:style-name="P8"><text:tab/>"Id"<text:tab/>INTEGER,</text:p>
      <text:p text:style-name="P8"><text:tab/>"IdPerson"<text:tab/>INTEGER NOT NULL,</text:p>
      <text:p text:style-name="P8"><text:tab/>"IdGroup"<text:tab/>INTEGER NOT NULL,</text:p>
      <text:p text:style-name="P8"><text:tab/>FOREIGN KEY("IdPerson") REFERENCES "Person"("Id"),</text:p>
      <text:p text:style-name="P8"><text:tab/>FOREIGN KEY("IdGroup") REFERENCES "Group"("Id"),</text:p>
      <text:p text:style-name="P8"><text:tab/>PRIMARY KEY("Id")</text:p>
      <text:p text:style-name="P8">);</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text:soft-page-break/>&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5">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pan text:style-name="T6">if </text:span>$group[<text:span text:style-name="T7">'Id'</text:span>] != <text:span text:style-name="T15">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3" text:outline-level="3"><text:soft-page-break/>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3" text:outline-level="3">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text:soft-page-break/>│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3" text:outline-level="3">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text:soft-page-break/>│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text:soft-page-break/>&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lt;/table&gt;</text:p>
      <text:p text:style-name="Code">&lt;/div&gt;</text:p>
      <text:p text:style-name="Code"/>
      <text:p text:style-name="Code">{<text:span text:style-name="T6">if </text:span>$totalPages &gt; <text:span text:style-name="T15">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5">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text:soft-page-break/>&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3">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text:soft-page-break/>│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soft-page-break/><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3">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soft-page-break/><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Cela provoque l’affichage d’un formulaire modal. Les réponses sont enregistrées dans Reply.Answer en json.</text:p>
      <text:h text:style-name="P232" text:outline-level="3">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soft-page-break/><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3">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3">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oft-page-break/><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3">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oft-page-break/><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3">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text:soft-page-break/>On veut afficher le top des pages visitées</text:p>
      <text:h text:style-name="P259" text:outline-level="3">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soft-page-break/>);</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5">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5">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oft-page-break/>{<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5">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1"><text:soft-page-break/>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oft-page-break/><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oft-page-break/><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1">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text:soft-page-break/>Il faut pouvoir copier dans le presse papier l’adresse du fichier pour pouvoir créer un lien .</text:p>
      <text:h text:style-name="P273" text:outline-level="1">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soft-page-break/>);</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Il faut donc ajouter dans la modale la possibilité d’ajouter/modifier/supprimer des attributs. On veut les afficher avec un rectangle associé à la couleur de l’attribut (au format #XXXXXX) et un tooltip qui affiche le détail.</text:p>
      <text:h text:style-name="P279" text:outline-level="1">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oft-page-break/><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1">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oft-page-break/><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soft-page-break/>);</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1"><text:soft-page-break/>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text:soft-page-break/>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2">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soft-page-break/><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soft-page-break/><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1">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text:soft-page-break/>│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text:soft-page-break/></text:p>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text:soft-page-break/>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1">Sondage</text:h>
      <text:p text:style-name="P320">Avec ces tables :</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text:soft-page-break/>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1">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oft-page-break/><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oft-page-break/><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soft-page-break/><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oft-page-break/><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oft-page-break/>{<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text:soft-page-break/></text:p>
      <text:p text:style-name="Code"><text:span text:style-name="T6">if</text:span> (!event.attributes || event.attributes.length === <text:span text:style-name="T15">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5">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text:soft-page-break/>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5">0</text:span>];</text:p>
      <text:p text:style-name="Code">document.getElementById(<text:span text:style-name="T7">'updateStartTimeInput'</text:span>).value = </text:p>
      <text:p text:style-name="Code">startDate.toTimeString().split(<text:span text:style-name="T7">' '</text:span>)[<text:span text:style-name="T15">0</text:span>].slice(<text:span text:style-name="T15">0</text:span>, <text:span text:style-name="T15">5</text:span>);</text:p>
      <text:p text:style-name="Code">// Calculer la durée</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updateDurationInput'</text:span>).value = durationHours.toFixed(<text:span text:style-name="T15">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oft-page-break/><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5">0</text:span>; i &lt; <text:span text:style-name="T15">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5">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5">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oft-page-break/><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oft-page-break/><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text:soft-page-break/>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oft-page-break/><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5">0</text:span>]);</text:p>
      <text:p text:style-name="Code">} <text:span text:style-name="T6">else</text:span> {</text:p>
      <text:p text:style-name="Code">alert(<text:span text:style-name="T7">"Erreur: "</text:span> + data.message);</text:p>
      <text:p text:style-name="Code">}</text:p>
      <text:p text:style-name="Code">})</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1">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5">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oft-page-break/><text:span text:style-name="T7">'MaxParticipants'</text:span> =&gt; $data[<text:span text:style-name="T7">'maxParticipants'</text:span>] ?? <text:span text:style-name="T15">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5">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5">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5">403</text:span>);</text:p>
      <text:p text:style-name="Code">echo json_encode([<text:span text:style-name="T7">'success'</text:span> =&gt; <text:span text:style-name="T6">false</text:span>, <text:span text:style-name="T7">'message'</text:span> =&gt; <text:span text:style-name="T7">'User not allowed'</text:span>]);</text:p>
      <text:p text:style-name="Code"><text:soft-page-break/>}</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5">20px</text:span>;</text:p>
      <text:p text:style-name="Code"><text:span text:style-name="T9">height</text:span>: <text:span text:style-name="T15">20px</text:span>;</text:p>
      <text:p text:style-name="Code"><text:span text:style-name="T9">margin-right</text:span>: <text:span text:style-name="T15">5px</text:span>;</text:p>
      <text:p text:style-name="Code"><text:span text:style-name="T9">border-radius</text:span>: <text:span text:style-name="T15">4px</text:span>;</text:p>
      <text:p text:style-name="Code"><text:span text:style-name="T9">cursor</text:span>: <text:span text:style-name="T17">help</text:span>;</text:p>
      <text:p text:style-name="Code"><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text:soft-page-break/>&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5">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text:soft-page-break/>&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5">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soft-page-break/>});</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oft-page-break/><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text:soft-page-break/></text:p>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1">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soft-page-break/>{</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5">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oft-page-break/><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5">20px</text:span>;</text:p>
      <text:p text:style-name="P29"><text:span text:style-name="T9">height</text:span>: <text:span text:style-name="T15">20px</text:span>;</text:p>
      <text:p text:style-name="P29"><text:span text:style-name="T9">margin-right</text:span>: <text:span text:style-name="T15">5px</text:span>;</text:p>
      <text:p text:style-name="P29"><text:span text:style-name="T9">border-radius</text:span>: <text:span text:style-name="T15">4px</text:span>;</text:p>
      <text:p text:style-name="P29"><text:span text:style-name="T9">cursor</text:span>: <text:span text:style-name="T17">help</text:span>;</text:p>
      <text:p text:style-name="P29"><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text:soft-page-break/>&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5">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oft-page-break/><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oft-page-break/><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oft-page-break/><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text:soft-page-break/>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5">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text:soft-page-break/>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5">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5">0</text:span>;</text:p>
      <text:p text:style-name="P29">document.getElementById(<text:span text:style-name="T7">'audienceInput'</text:span>).value = event.Audience || <text:span text:style-name="T7">'ClubMembersOnly'</text:span>;</text:p>
      <text:p text:style-name="P33"/>
      <text:p text:style-name="P29">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5">0</text:span>];</text:p>
      <text:p text:style-name="P29">document.getElementById(<text:span text:style-name="T7">'startTimeInput'</text:span>).value = startDate.toTimeString().split(<text:span text:style-name="T7">' '</text:span>)[<text:span text:style-name="T15">0</text:span>].slice(<text:span text:style-name="T15">0</text:span>, <text:span text:style-name="T15">5</text:span>);</text:p>
      <text:p text:style-name="P29"><text:span text:style-name="T6">const</text:span> durationHours = event.Duration / (<text:span text:style-name="T15">60</text:span> * <text:span text:style-name="T15">60</text:span>);</text:p>
      <text:p text:style-name="P29">document.getElementById(<text:span text:style-name="T7">'durationInput'</text:span>).value = durationHours.toFixed(<text:span text:style-name="T15">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text:soft-page-break/>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text:soft-page-break/>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5">60</text:span> * <text:span text:style-name="T15">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5">0</text:span>,<text:span text:style-name="T15">2</text:span>),<text:span text:style-name="T15">16</text:span>);</text:p>
      <text:p text:style-name="P29"><text:span text:style-name="T6">const</text:span> g = parseInt(hexcolor.substr(<text:span text:style-name="T15">2</text:span>,<text:span text:style-name="T15">2</text:span>),<text:span text:style-name="T15">16</text:span>);</text:p>
      <text:p text:style-name="P29"><text:span text:style-name="T6">const</text:span> b = parseInt(hexcolor.substr(<text:span text:style-name="T15">4</text:span>,<text:span text:style-name="T15">2</text:span>),<text:span text:style-name="T15">16</text:span>);</text:p>
      <text:p text:style-name="P29"><text:span text:style-name="T6">const</text:span> yiq = ((r*<text:span text:style-name="T15">299</text:span>)+(g*<text:span text:style-name="T15">587</text:span>)+(b*<text:span text:style-name="T15">114</text:span>))/<text:span text:style-name="T15">1000</text:span>;</text:p>
      <text:p text:style-name="P29"><text:span text:style-name="T6">return</text:span> (yiq &gt;= <text:span text:style-name="T15">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 controllers</text:p>
      <text:p text:style-name="P5">│   ├── helpers</text:p>
      <text:p text:style-name="P5">│   │   └── database</text:p>
      <text:p text:style-name="P5"><text:soft-page-break/>│   ├── images</text:p>
      <text:p text:style-name="P5">│   ├── js</text:p>
      <text:p text:style-name="P5">│   │   ├── admin</text:p>
      <text:p text:style-name="P5">│   │   ├── alerts</text:p>
      <text:p text:style-name="P5">│   <text:s text:c="4"/>├── …</text:p>
      <text:p text:style-name="P5">│   └── views</text:p>
      <text:p text:style-name="P5">│   <text:s text:c="4"/>├── admin</text:p>
      <text:p text:style-name="P5">│   <text:s text:c="4"/>├── alerts</text:p>
      <text:p text:style-name="P5">│   <text:s text:c="4"/>├── common</text:p>
      <text:p text:style-name="P5">│   <text:s text:c="4"/>└── …</text:p>
      <text:p text:style-name="P343">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p text:style-name="P344">Exemple de contrôleur :</text:p>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p text:style-name="P5">}</text:p>
      <text:p text:style-name="P5">}</text:p>
      <text:p text:style-name="P344">Exemple de vue :</text:p>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oft-page-break/>{<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p text:style-name="P345">Et la route :</text:p>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5">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5">0</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oft-page-break/><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SelfRegistration"</text:span> <text:span text:style-name="T6">INTEGER</text:span> <text:span text:style-name="T6">NOT NULL</text:span> <text:span text:style-name="T6">DEFAULT</text:span> <text:span text:style-name="T15">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3">er</text:span> ligne = tous (IdGroup == null et OnlyForMember == 0)</text:p>
      <text:p text:style-name="P347">2<text:span text:style-name="T13">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2H34M5S</meta:editing-duration>
    <meta:editing-cycles>92</meta:editing-cycles>
    <meta:generator>LibreOffice/25.2.2.2$Linux_X86_64 LibreOffice_project/520$Build-2</meta:generator>
    <dc:title>Technical</dc:title>
    <dc:date>2025-05-01T07:06:14.902949958</dc:date>
    <meta:document-statistic meta:table-count="0" meta:image-count="13" meta:object-count="0" meta:page-count="117" meta:paragraph-count="5340" meta:word-count="21616" meta:character-count="187618" meta:non-whitespace-character-count="169110"/>
    <meta:template xlink:type="simple" xlink:actuate="onRequest" xlink:title="Technical" xlink:href="../../../../../.config/libreoffice/4/user/template/Technical.ott" meta:date="2025-01-03T07:52:16.606689178"/>
  </office:meta>
</office:document-meta>
</file>